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5ec0" officeooo:paragraph-rsid="00165e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This is my token</text:p>
      <text:p text:style-name="Standard"/>
      <text:p text:style-name="Standard">ghp_sfCKvt7j090FKCswGgpamtAfGsH0qd4OQZL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7T19:23:37.222319729</meta:creation-date>
    <dc:date>2023-09-08T14:25:25.376000287</dc:date>
    <meta:editing-duration>PT1M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" meta:word-count="5" meta:character-count="56" meta:non-whitespace-character-count="53"/>
  </office:meta>
</office:document-meta>
</file>